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sana Math" svg:font-family="'Asana Math'" style:font-pitch="variable"/>
    <style:font-face style:name="Linux Biolinum Capitals O" svg:font-family="'Linux Biolinum Capitals O'" style:font-pitch="variable"/>
    <style:font-face style:name="Linux Biolinum O" svg:font-family="'Linux Biolinum O'" style:font-pitch="variable"/>
    <style:font-face style:name="cmmi10" svg:font-family="cmmi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inux Biolinum Capitals O" fo:font-size="18pt" fo:font-weight="bold" officeooo:paragraph-rsid="0012e93e"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Linux Biolinum Capitals O" fo:font-size="15pt" style:text-underline-style="solid" style:text-underline-width="auto" style:text-underline-color="font-color" fo:font-weight="bold" officeooo:paragraph-rsid="0012e93e" style:font-size-asian="13.1000003814697pt" style:font-weight-asian="bold" style:font-size-complex="15pt" style:font-weight-complex="bold"/>
    </style:style>
    <style:style style:name="P3" style:family="paragraph" style:parent-style-name="Standard">
      <style:paragraph-properties fo:text-align="justify" style:justify-single-word="false"/>
      <style:text-properties style:font-name="Linux Biolinum Capitals O" fo:font-size="15pt" style:text-underline-style="none" fo:font-weight="normal" officeooo:paragraph-rsid="001aec4e" style:font-size-asian="13.1000003814697pt" style:font-weight-asian="normal" style:font-size-complex="15pt" style:font-weight-complex="normal"/>
    </style:style>
    <style:style style:name="P4" style:family="paragraph" style:parent-style-name="Standard">
      <style:paragraph-properties fo:text-align="justify" style:justify-single-word="false"/>
      <style:text-properties style:font-name="Linux Biolinum Capitals O" fo:font-size="15pt" style:text-underline-style="none" fo:font-weight="normal" officeooo:paragraph-rsid="001875c3" style:font-size-asian="13.1000003814697pt" style:font-weight-asian="normal" style:font-size-complex="15pt" style:font-weight-complex="normal"/>
    </style:style>
    <style:style style:name="P5" style:family="paragraph" style:parent-style-name="Standard">
      <style:paragraph-properties fo:text-align="justify" style:justify-single-word="false"/>
      <style:text-properties style:font-name="Linux Biolinum Capitals O" fo:font-size="15pt" style:text-underline-style="none" fo:font-weight="normal" officeooo:paragraph-rsid="0025a88a" style:font-size-asian="13.1000003814697pt" style:font-weight-asian="normal" style:font-size-complex="15pt" style:font-weight-complex="normal"/>
    </style:style>
    <style:style style:name="P6" style:family="paragraph" style:parent-style-name="Standard">
      <style:paragraph-properties fo:text-align="justify" style:justify-single-word="false"/>
      <style:text-properties style:font-name="Linux Biolinum Capitals O" fo:font-size="15pt" style:text-underline-style="none" fo:font-weight="normal" officeooo:paragraph-rsid="0026d662" style:font-size-asian="13.1000003814697pt" style:font-weight-asian="normal" style:font-size-complex="15pt" style:font-weight-complex="normal"/>
    </style:style>
    <style:style style:name="P7" style:family="paragraph" style:parent-style-name="Standard">
      <style:paragraph-properties fo:text-align="justify" style:justify-single-word="false"/>
      <style:text-properties style:font-name="Linux Biolinum Capitals O" fo:font-size="15pt" style:text-underline-style="none" fo:font-weight="normal" officeooo:paragraph-rsid="00357e1e" style:font-size-asian="13.1000003814697pt" style:font-weight-asian="normal" style:font-size-complex="15pt" style:font-weight-complex="normal"/>
    </style:style>
    <style:style style:name="P8" style:family="paragraph" style:parent-style-name="Standard">
      <style:paragraph-properties fo:text-align="justify" style:justify-single-word="false"/>
      <style:text-properties style:font-name="Linux Biolinum Capitals O" fo:font-size="15pt" style:text-underline-style="none" fo:font-weight="normal" officeooo:paragraph-rsid="00395416"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style:font-name="Linux Biolinum Capitals O" fo:font-size="15pt" fo:font-style="normal" style:text-underline-style="none" fo:font-weight="normal" officeooo:paragraph-rsid="004c213c"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style:font-name="Linux Biolinum Capitals O" fo:font-size="15pt" fo:font-style="normal" style:text-underline-style="none" fo:font-weight="normal" officeooo:paragraph-rsid="00610744"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style:font-name="Linux Biolinum O" fo:font-size="15pt" fo:font-style="normal" style:text-underline-style="none" fo:font-weight="normal" officeooo:paragraph-rsid="00502bb4"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style:font-name="Linux Biolinum O" fo:font-size="15pt" fo:font-style="normal" style:text-underline-style="none" fo:font-weight="normal" officeooo:paragraph-rsid="005c81c4" style:font-size-asian="13.1000003814697pt" style:font-style-asian="normal" style:font-weight-asian="normal" style:font-size-complex="15pt" style:font-style-complex="normal" style:font-weight-complex="normal"/>
    </style:style>
    <style:style style:name="T1" style:family="text">
      <style:text-properties officeooo:rsid="0012e93e"/>
    </style:style>
    <style:style style:name="T2" style:family="text">
      <style:text-properties style:font-name="Linux Biolinum O" fo:font-style="normal" officeooo:rsid="001521fa" style:font-style-asian="normal" style:font-style-complex="normal"/>
    </style:style>
    <style:style style:name="T3" style:family="text">
      <style:text-properties style:font-name="Linux Biolinum O" fo:font-style="normal" officeooo:rsid="001875c3" style:font-style-asian="normal" style:font-style-complex="normal"/>
    </style:style>
    <style:style style:name="T4" style:family="text">
      <style:text-properties style:font-name="Linux Biolinum O" fo:font-style="normal" officeooo:rsid="001c2dac" style:font-style-asian="normal" style:font-style-complex="normal"/>
    </style:style>
    <style:style style:name="T5" style:family="text">
      <style:text-properties style:font-name="Linux Biolinum O" fo:font-style="normal" officeooo:rsid="001dc8ab" style:font-style-asian="normal" style:font-style-complex="normal"/>
    </style:style>
    <style:style style:name="T6" style:family="text">
      <style:text-properties style:font-name="Linux Biolinum O" fo:font-style="normal" officeooo:rsid="00237148" style:font-style-asian="normal" style:font-style-complex="normal"/>
    </style:style>
    <style:style style:name="T7" style:family="text">
      <style:text-properties style:font-name="Linux Biolinum O" fo:font-style="normal" officeooo:rsid="00243cc3" style:font-style-asian="normal" style:font-style-complex="normal"/>
    </style:style>
    <style:style style:name="T8" style:family="text">
      <style:text-properties style:font-name="Linux Biolinum O" fo:font-style="normal" officeooo:rsid="002537f7" style:font-style-asian="normal" style:font-style-complex="normal"/>
    </style:style>
    <style:style style:name="T9" style:family="text">
      <style:text-properties style:font-name="Linux Biolinum O" fo:font-style="normal" officeooo:rsid="0025a88a" style:font-style-asian="normal" style:font-style-complex="normal"/>
    </style:style>
    <style:style style:name="T10" style:family="text">
      <style:text-properties style:font-name="Linux Biolinum O" fo:font-style="normal" officeooo:rsid="0026d662" style:font-style-asian="normal" style:font-style-complex="normal"/>
    </style:style>
    <style:style style:name="T11" style:family="text">
      <style:text-properties style:font-name="Linux Biolinum O" fo:font-style="normal" officeooo:rsid="00283588" style:font-style-asian="normal" style:font-style-complex="normal"/>
    </style:style>
    <style:style style:name="T12" style:family="text">
      <style:text-properties style:font-name="Linux Biolinum O" fo:font-style="normal" officeooo:rsid="0028c21b" style:font-style-asian="normal" style:font-style-complex="normal"/>
    </style:style>
    <style:style style:name="T13" style:family="text">
      <style:text-properties style:font-name="Linux Biolinum O" fo:font-style="normal" officeooo:rsid="002a9a47" style:font-style-asian="normal" style:font-style-complex="normal"/>
    </style:style>
    <style:style style:name="T14" style:family="text">
      <style:text-properties style:font-name="Linux Biolinum O" fo:font-style="normal" officeooo:rsid="002bd510" style:font-style-asian="normal" style:font-style-complex="normal"/>
    </style:style>
    <style:style style:name="T15" style:family="text">
      <style:text-properties style:font-name="Linux Biolinum O" fo:font-style="normal" officeooo:rsid="002cd635" style:font-style-asian="normal" style:font-style-complex="normal"/>
    </style:style>
    <style:style style:name="T16" style:family="text">
      <style:text-properties style:font-name="Linux Biolinum O" fo:font-style="normal" officeooo:rsid="002e513e" style:font-style-asian="normal" style:font-style-complex="normal"/>
    </style:style>
    <style:style style:name="T17" style:family="text">
      <style:text-properties style:font-name="Linux Biolinum O" fo:font-style="normal" officeooo:rsid="003081b7" style:font-style-asian="normal" style:font-style-complex="normal"/>
    </style:style>
    <style:style style:name="T18" style:family="text">
      <style:text-properties style:font-name="Linux Biolinum O" fo:font-style="normal" officeooo:rsid="0031d162" style:font-style-asian="normal" style:font-style-complex="normal"/>
    </style:style>
    <style:style style:name="T19" style:family="text">
      <style:text-properties style:font-name="Linux Biolinum O" fo:font-style="normal" officeooo:rsid="0033c25a" style:font-style-asian="normal" style:font-style-complex="normal"/>
    </style:style>
    <style:style style:name="T20" style:family="text">
      <style:text-properties style:font-name="Linux Biolinum O" fo:font-style="normal" officeooo:rsid="00343923" style:font-style-asian="normal" style:font-style-complex="normal"/>
    </style:style>
    <style:style style:name="T21" style:family="text">
      <style:text-properties style:font-name="Linux Biolinum O" fo:font-style="normal" officeooo:rsid="00357e1e" style:font-style-asian="normal" style:font-style-complex="normal"/>
    </style:style>
    <style:style style:name="T22" style:family="text">
      <style:text-properties style:font-name="Linux Biolinum O" fo:font-style="normal" officeooo:rsid="00373cec" style:font-style-asian="normal" style:font-style-complex="normal"/>
    </style:style>
    <style:style style:name="T23" style:family="text">
      <style:text-properties style:font-name="Linux Biolinum O" fo:font-style="normal" officeooo:rsid="00395416" style:font-style-asian="normal" style:font-style-complex="normal"/>
    </style:style>
    <style:style style:name="T24" style:family="text">
      <style:text-properties style:font-name="Linux Biolinum O" fo:font-style="normal" officeooo:rsid="0039eb34" style:font-style-asian="normal" style:font-style-complex="normal"/>
    </style:style>
    <style:style style:name="T25" style:family="text">
      <style:text-properties style:font-name="Linux Biolinum O" fo:font-style="normal" officeooo:rsid="003aed51" style:font-style-asian="normal" style:font-style-complex="normal"/>
    </style:style>
    <style:style style:name="T26" style:family="text">
      <style:text-properties style:font-name="Linux Biolinum O" fo:font-style="normal" officeooo:rsid="003bd95a" style:font-style-asian="normal" style:font-style-complex="normal"/>
    </style:style>
    <style:style style:name="T27" style:family="text">
      <style:text-properties style:font-name="Linux Biolinum O" fo:font-style="normal" officeooo:rsid="003c5629" style:font-style-asian="normal" style:font-style-complex="normal"/>
    </style:style>
    <style:style style:name="T28" style:family="text">
      <style:text-properties style:font-name="Linux Biolinum O" fo:font-style="normal" officeooo:rsid="003de3e9" style:font-style-asian="normal" style:font-style-complex="normal"/>
    </style:style>
    <style:style style:name="T29" style:family="text">
      <style:text-properties style:font-name="Linux Biolinum O" fo:font-style="normal" officeooo:rsid="003e39e2" style:font-style-asian="normal" style:font-style-complex="normal"/>
    </style:style>
    <style:style style:name="T30" style:family="text">
      <style:text-properties style:font-name="Linux Biolinum O" fo:font-style="normal" officeooo:rsid="00406184" style:font-style-asian="normal" style:font-style-complex="normal"/>
    </style:style>
    <style:style style:name="T31" style:family="text">
      <style:text-properties style:font-name="Linux Biolinum O" fo:font-style="normal" officeooo:rsid="00424f1b" style:font-style-asian="normal" style:font-style-complex="normal"/>
    </style:style>
    <style:style style:name="T32" style:family="text">
      <style:text-properties style:font-name="Linux Biolinum O" fo:font-style="normal" officeooo:rsid="004405ac" style:font-style-asian="normal" style:font-style-complex="normal"/>
    </style:style>
    <style:style style:name="T33" style:family="text">
      <style:text-properties style:font-name="Linux Biolinum O" fo:font-style="normal" officeooo:rsid="00440ca0" style:font-style-asian="normal" style:font-style-complex="normal"/>
    </style:style>
    <style:style style:name="T34" style:family="text">
      <style:text-properties style:font-name="Linux Biolinum O" fo:font-style="normal" officeooo:rsid="00476a96" style:font-style-asian="normal" style:font-style-complex="normal"/>
    </style:style>
    <style:style style:name="T35" style:family="text">
      <style:text-properties style:font-name="Linux Biolinum O" fo:font-style="normal" officeooo:rsid="0048d531" style:font-style-asian="normal" style:font-style-complex="normal"/>
    </style:style>
    <style:style style:name="T36" style:family="text">
      <style:text-properties style:font-name="Linux Biolinum O" fo:font-style="normal" officeooo:rsid="0049103b" style:font-style-asian="normal" style:font-style-complex="normal"/>
    </style:style>
    <style:style style:name="T37" style:family="text">
      <style:text-properties style:font-name="Linux Biolinum O" fo:font-style="normal" officeooo:rsid="004b0431" style:font-style-asian="normal" style:font-style-complex="normal"/>
    </style:style>
    <style:style style:name="T38" style:family="text">
      <style:text-properties style:font-name="Linux Biolinum O" fo:font-style="italic" officeooo:rsid="001521fa" style:font-style-asian="italic" style:font-style-complex="italic"/>
    </style:style>
    <style:style style:name="T39" style:family="text">
      <style:text-properties style:font-name="Linux Biolinum O" fo:font-style="italic" officeooo:rsid="00170845" style:font-style-asian="italic" style:font-style-complex="italic"/>
    </style:style>
    <style:style style:name="T40" style:family="text">
      <style:text-properties style:font-name="Linux Biolinum O" officeooo:rsid="005f887a"/>
    </style:style>
    <style:style style:name="T41" style:family="text">
      <style:text-properties style:font-name="Linux Biolinum O" fo:font-weight="bold" officeooo:rsid="005f887a" style:font-weight-asian="bold" style:font-weight-complex="bold"/>
    </style:style>
    <style:style style:name="T42" style:family="text">
      <style:text-properties style:font-name="Linux Biolinum O" style:text-underline-style="solid" style:text-underline-width="auto" style:text-underline-color="font-color" fo:font-weight="bold" officeooo:rsid="004c213c" style:font-weight-asian="bold" style:font-weight-complex="bold"/>
    </style:style>
    <style:style style:name="T43" style:family="text">
      <style:text-properties style:font-name="Linux Biolinum O" style:text-underline-style="solid" style:text-underline-width="auto" style:text-underline-color="font-color" fo:font-weight="bold" officeooo:rsid="00610744" style:font-weight-asian="bold" style:font-weight-complex="bold"/>
    </style:style>
    <style:style style:name="T44" style:family="text">
      <style:text-properties style:font-name="Linux Biolinum O" style:text-underline-style="solid" style:text-underline-width="auto" style:text-underline-color="font-color" fo:font-weight="bold" officeooo:rsid="0062e86f" style:font-weight-asian="bold" style:font-weight-complex="bold"/>
    </style:style>
    <style:style style:name="T45" style:family="text">
      <style:text-properties style:font-name="Linux Biolinum O" style:text-underline-style="solid" style:text-underline-width="auto" style:text-underline-color="font-color" officeooo:rsid="004c213c"/>
    </style:style>
    <style:style style:name="T46" style:family="text">
      <style:text-properties style:font-name="Linux Biolinum O" officeooo:rsid="004c213c"/>
    </style:style>
    <style:style style:name="T47" style:family="text">
      <style:text-properties style:font-name="Linux Biolinum O" officeooo:rsid="00610744"/>
    </style:style>
    <style:style style:name="T48" style:family="text">
      <style:text-properties style:font-name="Linux Biolinum O" officeooo:rsid="0061af1e"/>
    </style:style>
    <style:style style:name="T49" style:family="text">
      <style:text-properties style:font-name="Linux Biolinum O" officeooo:rsid="0062e86f"/>
    </style:style>
    <style:style style:name="T50" style:family="text">
      <style:text-properties style:text-underline-style="solid" style:text-underline-width="auto" style:text-underline-color="font-color" fo:font-weight="bold" officeooo:rsid="0012e93e" style:font-weight-asian="bold" style:font-weight-complex="bold"/>
    </style:style>
    <style:style style:name="T51" style:family="text">
      <style:text-properties style:text-underline-style="solid" style:text-underline-width="auto" style:text-underline-color="font-color" fo:font-weight="bold" officeooo:rsid="004c213c" style:font-weight-asian="bold" style:font-weight-complex="bold"/>
    </style:style>
    <style:style style:name="T52" style:family="text">
      <style:text-properties style:text-underline-style="solid" style:text-underline-width="auto" style:text-underline-color="font-color" fo:font-weight="bold" officeooo:rsid="00610744" style:font-weight-asian="bold" style:font-weight-complex="bold"/>
    </style:style>
    <style:style style:name="T53" style:family="text">
      <style:text-properties officeooo:rsid="004e5e70"/>
    </style:style>
    <style:style style:name="T54" style:family="text">
      <style:text-properties officeooo:rsid="00502bb4"/>
    </style:style>
    <style:style style:name="T55" style:family="text">
      <style:text-properties officeooo:rsid="005094f6"/>
    </style:style>
    <style:style style:name="T56" style:family="text">
      <style:text-properties officeooo:rsid="0052eaff"/>
    </style:style>
    <style:style style:name="T57" style:family="text">
      <style:text-properties officeooo:rsid="0053f8d0"/>
    </style:style>
    <style:style style:name="T58" style:family="text">
      <style:text-properties officeooo:rsid="00546909"/>
    </style:style>
    <style:style style:name="T59" style:family="text">
      <style:text-properties officeooo:rsid="005606e3"/>
    </style:style>
    <style:style style:name="T60" style:family="text">
      <style:text-properties officeooo:rsid="0056217c"/>
    </style:style>
    <style:style style:name="T61" style:family="text">
      <style:text-properties officeooo:rsid="0057f431"/>
    </style:style>
    <style:style style:name="T62" style:family="text">
      <style:text-properties officeooo:rsid="0059f6e7"/>
    </style:style>
    <style:style style:name="T63" style:family="text">
      <style:text-properties officeooo:rsid="005a2977"/>
    </style:style>
    <style:style style:name="T64" style:family="text">
      <style:text-properties officeooo:rsid="005a8dad"/>
    </style:style>
    <style:style style:name="T65" style:family="text">
      <style:text-properties officeooo:rsid="005c81c4"/>
    </style:style>
    <style:style style:name="T66" style:family="text">
      <style:text-properties officeooo:rsid="005d1f7b"/>
    </style:style>
    <style:style style:name="T67" style:family="text">
      <style:text-properties officeooo:rsid="005f1f2e"/>
    </style:style>
    <style:style style:name="T68" style:family="text">
      <style:text-properties officeooo:rsid="005f88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 Parts-Of-Speech Tagger for Hindi using bi-Gram HMM</text:span></text:p>
      <text:p text:style-name="P2"><text:span text:style-name="T1">Proposed Scheme:</text:span></text:p>
      <text:p text:style-name="P8"><text:span text:style-name="T1"><text:tab/></text:span><text:span text:style-name="T2">The goal of the tagger is to produce a sequence of pos tags such that,foreach word in the sentence, </text:span></text:p>
      <text:p text:style-name="P8"><text:span text:style-name="T2"><text:tab/><text:tab/></text:span><text:span text:style-name="T38">arg ma</text:span><text:span text:style-name="T39">xt</text:span><text:span text:style-name="T2"> P(ti|ti-1)*P(wj|ti)<text:tab/><text:tab/> <text:s text:c="8"/>...............<text:tab/></text:span><text:span text:style-name="T23">(1)</text:span><text:span text:style-name="T2"> </text:span></text:p>
      <text:p text:style-name="P3"><text:span text:style-name="T2"><text:tab/>Here arg maxt says find the ti for which the following quantity is maximized. wj is the current word of the sentence we are working with, ti is one of the possible tags for wj,where as ti-1 is the correct tag for the word preceding wj.</text:span></text:p>
      <text:p text:style-name="P4"><text:span text:style-name="T2"><text:tab/></text:span><text:span text:style-name="T3">The probability terms are as defined below,</text:span></text:p>
      <text:p text:style-name="P5"><text:span text:style-name="T3"><text:tab/><text:tab/>P(ti|ti-1) = </text:span><text:span text:style-name="T9">count</text:span><text:span text:style-name="T3">(ti-1, ti) / </text:span><text:span text:style-name="T9">count</text:span><text:span text:style-name="T3">(ti-1)<text:tab/>...............<text:tab/></text:span><text:span text:style-name="T23">(2)</text:span></text:p>
      <text:p text:style-name="P4"><text:span text:style-name="T3"><text:tab/>and,</text:span></text:p>
      <text:p text:style-name="P5"><text:span text:style-name="T3"><text:tab/><text:tab/>P(wj|ti) = </text:span><text:span text:style-name="T9">count</text:span><text:span text:style-name="T3">(wj, ti) / </text:span><text:span text:style-name="T9">count</text:span><text:span text:style-name="T3">(ti)<text:tab/><text:tab/>...............<text:tab/></text:span><text:span text:style-name="T23">(3)</text:span></text:p>
      <text:p text:style-name="P6"><text:span text:style-name="T4"><text:tab/>Here we use the standard Bayes notation. P(</text:span><text:span text:style-name="T3">ti|ti-1</text:span><text:span text:style-name="T4">) </text:span><text:span text:style-name="T5">indicates the probability for word i to have tag ti given that we know the correct tag for the previous word. In other words we assume that the tag for current word depends upon the tag for the previous word. </text:span><text:span text:style-name="T6">The term </text:span><text:span text:style-name="T9">count</text:span><text:span text:style-name="T6">(</text:span><text:span text:style-name="T3">ti-1, ti</text:span><text:span text:style-name="T6">) </text:span><text:span text:style-name="T7">is the count of </text:span><text:span text:style-name="T8">tags</text:span><text:span text:style-name="T7"> ti-1 and ti occuring in pairs </text:span><text:span text:style-name="T10">in the trining corpus</text:span><text:span text:style-name="T7">. </text:span><text:span text:style-name="T9">Similarly, count</text:span><text:span text:style-name="T3">(wj, ti) </text:span><text:span text:style-name="T10">indicates, </text:span><text:span text:style-name="T11">how many times </text:span><text:span text:style-name="T12">word wj has tag ti in the corpus. </text:span><text:span text:style-name="T13">count(ti) </text:span><text:span text:style-name="T14">is total number of times tag ti occurs in the corpus. </text:span></text:p>
      <text:p text:style-name="P6"><text:span text:style-name="T14"><text:tab/></text:span><text:span text:style-name="T19">Our </text:span><text:span text:style-name="T29">training </text:span><text:span text:style-name="T19">algorithm proceeds as follows.</text:span><text:span text:style-name="T14"> </text:span><text:span text:style-name="T20">First w</text:span><text:span text:style-name="T15">e use a special tag symbol '$' to indicate beginning of the sentence. Which means to </text:span><text:span text:style-name="T16">identify the most probable tag </text:span><text:span text:style-name="T17">for the first word we calculate P(ti|'$'), </text:span><text:span text:style-name="T18">which </text:span><text:span text:style-name="T21">is, </text:span></text:p>
      <text:p text:style-name="P7"><text:span text:style-name="T21"><text:tab/></text:span><text:span text:style-name="T17">P(ti|'$') </text:span><text:span text:style-name="T21">= no. of times ti occus in the beginning / </text:span><text:span text:style-name="T22">no. Of sentences in the training corpus</text:span></text:p>
      <text:p text:style-name="P7"><text:span text:style-name="T22"><text:tab/></text:span><text:span text:style-name="T24">Then we use </text:span><text:span text:style-name="T25">equation (2) to calculate all the subsequent tag</text:span><text:span text:style-name="T27">-tag</text:span><text:span text:style-name="T25"> probabilities. </text:span><text:span text:style-name="T26">To calcualte word</text:span><text:span text:style-name="T27">-tag</text:span><text:span text:style-name="T26"> </text:span><text:span text:style-name="T27">pr</text:span><text:span text:style-name="T3"></text:span><text:span text:style-name="T27">obabilities we simply use </text:span><text:span text:style-name="T28">equation (3). </text:span></text:p>
      <text:p text:style-name="P7"><text:span text:style-name="T28"><text:tab/></text:span><text:span text:style-name="T30">Then while testing </text:span><text:span text:style-name="T31">we created a list of all possible tags, which is 24. </text:span><text:span text:style-name="T32">Now for each sentence in the </text:span><text:span text:style-name="T33">test corpus, </text:span><text:span text:style-name="T34">for each word in sentence, </text:span><text:span text:style-name="T35">we select that tag as the predicted tag whi</text:span><text:span text:style-name="T37">ch</text:span><text:span text:style-name="T35"> maximizes </text:span><text:span text:style-name="T36">the quantity in equation (1). </text:span></text:p>
      <text:p text:style-name="P9"><text:span text:style-name="T51">Results</text:span><text:span text:style-name="T50">:</text:span></text:p>
      <text:p text:style-name="P11"><text:span text:style-name="T1"><text:tab/></text:span><text:span text:style-name="T54">T</text:span><text:span text:style-name="T53">he accuracy of our </text:span><text:span text:style-name="T54">method</text:span><text:span text:style-name="T53"> is defined as,</text:span></text:p>
      <text:p text:style-name="P11"><text:span text:style-name="T53"><text:tab/></text:span><text:span text:style-name="T54">Accuracy</text:span><text:span text:style-name="T53"> </text:span><text:span text:style-name="T54">= Total number of correct tags assigned/ </text:span><text:span text:style-name="T55">Total Number of tags <text:s/><text:tab/><text:tab/> <text:s text:c="9"/>in the corpus</text:span></text:p>
      <text:p text:style-name="P12"><text:span text:style-name="T55"><text:tab/></text:span><text:span text:style-name="T56">We </text:span><text:span text:style-name="T58">used</text:span><text:span text:style-name="T57"> around </text:span><text:span text:style-name="T59">20000 sentences from </text:span><text:span text:style-name="T60">[1], </text:span><text:span text:style-name="T61">which was around 402120 words, </text:span><text:span text:style-name="T62">for training. </text:span><text:span text:style-name="T63">Similarly for testing we took around </text:span><text:span text:style-name="T66">8000</text:span><text:span text:style-name="T63"> setences, </text:span><text:span text:style-name="T64">which was around </text:span><text:span text:style-name="T65">117413 words. During testing </text:span><text:span text:style-name="T67">our algorithm </text:span><text:span text:style-name="T68">successfully matched </text:span></text:p>
      <text:p text:style-name="P10"><text:span text:style-name="T68">105765, </text:span><text:span text:style-name="T40">giving us accuracy of </text:span><text:span text:style-name="T41">90.07%</text:span><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Asana Math" svg:font-family="'Asana Math'" style:font-pitch="variable"/>
    <style:font-face style:name="Linux Biolinum Capitals O" svg:font-family="'Linux Biolinum Capitals O'" style:font-pitch="variable"/>
    <style:font-face style:name="Linux Biolinum O" svg:font-family="'Linux Biolinum O'" style:font-pitch="variable"/>
    <style:font-face style:name="cmmi10" svg:font-family="cmmi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dex_20_Link" style:display-name="Index Link"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User_20_Entry" style:display-name="User Entry" style:family="text">
      <style:text-properties style:font-name="DejaVu Sans Mono" style:font-name-asian="DejaVu Sans Mono" style:font-name-complex="DejaVu Sans Mono"/>
    </style:style>
    <style:style style:name="Citation"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DejaVu Sans Mono" style:font-name-asian="DejaVu Sans Mono" style:font-name-complex="DejaVu Sans Mono"/>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Drop_20_Caps" style:display-name="Drop Caps" style:family="text"/>
    <style:style style:name="Definition"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ri ram</meta:initial-creator>
    <meta:creation-date>2016-03-02T09:24:56</meta:creation-date>
    <dc:date>2016-03-02T10:35:58</dc:date>
    <dc:creator>sri ram</dc:creator>
    <meta:editing-duration>PT1H8M7S</meta:editing-duration>
    <meta:editing-cycles>75</meta:editing-cycles>
    <meta:generator>LibreOffice/3.6$Linux_x86 LibreOffice_project/360m1$Build-2</meta:generator>
    <meta:document-statistic meta:table-count="0" meta:image-count="0" meta:object-count="0" meta:page-count="1" meta:paragraph-count="19" meta:word-count="381" meta:character-count="2250" meta:non-whitespace-character-count="1831"/>
  </office:meta>
</office:document-meta>
</file>